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9e71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99e71" officeooo:paragraph-rsid="00199e71"/>
    </style:style>
    <style:style style:name="T1" style:family="text">
      <style:text-properties officeooo:rsid="00199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d ~</text:span></text:p>
      <text:p text:style-name="P1"><text:span text:style-name="T1">'</text:span>mkdir git</text:p>
      <text:p text:style-name="P2">mkdir speedfiles</text:p>
      <text:p text:style-name="P1">cd git</text:p>
      <text:p text:style-name="P1">git clone https://github.com/pabloemma/LCWA speedtest</text:p>
      <text:p text:style-name="P1"/>
      <text:p text:style-name="P2">cd speedtest/scripts</text:p>
      <text:p text:style-name="P2">./import.sh</text:p>
      <text:p text:style-name="P2"/>
      <text:p text:style-name="P2">speed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8:20:45.553618169</meta:creation-date>
    <dc:date>2024-03-26T08:25:09.976590429</dc:date>
    <meta:editing-duration>PT4M24S</meta:editing-duration>
    <meta:editing-cycles>1</meta:editing-cycles>
    <meta:generator>LibreOffice/24.2.0.3$MacOSX_X86_64 LibreOffice_project/da48488a73ddd66ea24cf16bbc4f7b9c08e9bea1</meta:generator>
    <meta:document-statistic meta:table-count="0" meta:image-count="0" meta:object-count="0" meta:page-count="1" meta:paragraph-count="8" meta:word-count="16" meta:character-count="129" meta:non-whitespace-character-count="121"/>
  </office:meta>
</office:document-meta>
</file>